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30000016C7F66BFDE.png"/>
  <manifest:file-entry manifest:media-type="image/png" manifest:full-path="Pictures/100000000000010D0000017D2A6E2776.png"/>
  <manifest:file-entry manifest:media-type="image/png" manifest:full-path="Pictures/1000000000000140000001C4F4B14719.png"/>
  <manifest:file-entry manifest:media-type="image/png" manifest:full-path="Pictures/10000000000000FF0000016EA19C3DEE.png"/>
  <manifest:file-entry manifest:media-type="image/png" manifest:full-path="Pictures/100000000000013D000001C3E1F25FBF.png"/>
  <manifest:file-entry manifest:media-type="image/png" manifest:full-path="Pictures/1000000000000130000001B1EEA7F3F3.png"/>
  <manifest:file-entry manifest:media-type="image/png" manifest:full-path="Pictures/100000000000013E000001B9C3D8E0AD.png"/>
  <manifest:file-entry manifest:media-type="image/png" manifest:full-path="Pictures/1000000000000196000002411F48BC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3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2pt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T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DRUID SPELLS (Encounter 1B)</text:p>
      <text:p text:style-name="P13"><draw:frame draw:style-name="fr1" draw:name="graphics4" text:anchor-type="paragraph" svg:x="9.285cm" svg:y="0.704cm" svg:width="6.853cm" svg:height="9.631cm" draw:z-index="3"><draw:image xlink:href="Pictures/100000000000013E000001B9C3D8E0AD.png" xlink:type="simple" xlink:show="embed" xlink:actuate="onLoad"/></draw:frame><draw:frame draw:style-name="fr1" draw:name="graphics1" text:anchor-type="paragraph" svg:x="1.586cm" svg:y="0.783cm" svg:width="6.853cm" svg:height="9.631cm" draw:z-index="0"><draw:image xlink:href="Pictures/10000000000001030000016C7F66BFDE.png" xlink:type="simple" xlink:show="embed" xlink:actuate="onLoad"/></draw:frame></text:p>
      <text:p text:style-name="P10"><draw:frame draw:style-name="fr1" draw:name="graphics3" text:anchor-type="paragraph" svg:x="9.377cm" svg:y="10.068cm" svg:width="6.682cm" svg:height="9.887cm" draw:z-index="2"><draw:image xlink:href="Pictures/1000000000000130000001B1EEA7F3F3.png" xlink:type="simple" xlink:show="embed" xlink:actuate="onLoad"/></draw:frame><draw:frame draw:style-name="fr1" draw:name="graphics2" text:anchor-type="paragraph" svg:x="1.692cm" svg:y="10.16cm" svg:width="6.747cm" svg:height="9.684cm" draw:z-index="1"><draw:image xlink:href="Pictures/10000000000000FF0000016EA19C3DEE.png" xlink:type="simple" xlink:show="embed" xlink:actuate="onLoad"/></draw:frame></text:p>
      <text:p text:style-name="P10"/>
      <text:p text:style-name="P10"/>
      <text:p text:style-name="P10"/>
      <text:p text:style-name="P10"/>
      <text:p text:style-name="P10"><draw:frame draw:style-name="fr1" draw:name="graphics5" text:anchor-type="paragraph" svg:x="0.688cm" svg:y="0.376cm" svg:width="6.853cm" svg:height="9.631cm" draw:z-index="4"><draw:image xlink:href="Pictures/100000000000013D000001C3E1F25FBF.png" xlink:type="simple" xlink:show="embed" xlink:actuate="onLoad"/></draw:frame><draw:frame draw:style-name="fr1" draw:name="graphics6" text:anchor-type="paragraph" svg:x="9.181cm" svg:y="0.429cm" svg:width="6.853cm" svg:height="9.509cm" draw:z-index="5"><draw:image xlink:href="Pictures/1000000000000140000001C4F4B14719.png" xlink:type="simple" xlink:show="embed" xlink:actuate="onLoad"/></draw:frame><draw:frame draw:style-name="fr1" draw:name="graphics7" text:anchor-type="paragraph" svg:x="0.713cm" svg:y="10.536cm" svg:width="6.828cm" svg:height="9.631cm" draw:z-index="6"><draw:image xlink:href="Pictures/100000000000010D0000017D2A6E2776.png" xlink:type="simple" xlink:show="embed" xlink:actuate="onLoad"/></draw:frame><draw:frame draw:style-name="fr1" draw:name="graphics8" text:anchor-type="paragraph" svg:x="9.126cm" svg:y="10.615cm" svg:width="6.828cm" svg:height="9.536cm" draw:z-index="7"><draw:image xlink:href="Pictures/1000000000000196000002411F48BC8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9:16:40.61</meta:creation-date>
    <meta:generator>OpenOffice/4.1.15$Win32 OpenOffice.org_project/4115m2$Build-9813</meta:generator>
    <dc:date>2025-06-28T18:50:05.41</dc:date>
    <dc:creator>Paul Paroczai</dc:creator>
    <meta:editing-duration>PT11H16M7S</meta:editing-duration>
    <meta:editing-cycles>18</meta:editing-cycles>
    <meta:printed-by>Paul Paroczai</meta:printed-by>
    <meta:print-date>2025-06-28T18:50:01.14</meta:print-date>
    <meta:document-statistic meta:table-count="0" meta:image-count="8" meta:object-count="0" meta:page-count="2" meta:paragraph-count="1" meta:word-count="4" meta:character-count="27"/>
  </office:meta>
</office:document-meta>
</file>